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qlMaxValueIncrementer.getIncremen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MaxValueIncrementer.Hsql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sqlMaxValueIncrementer.Hsql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qlMaxValueIncrementer.getIdentity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